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772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13.21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3.772cm" svg:x="0.477cm" svg:y="3.556cm" presentation:class="title" presentation:user-transformed="true">
          <draw:text-box>
            <text:p text:style-name="P1">PETR 5313: CRN 38950, Fall 2017<text:line-break/>Numerical Application in Petroleum Engineering,<text:line-break/>Lesson 03: Data Visualizati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karit Panacharoensawad, PhD</text:span><text:span text:style-name="T1"><text:line-break/></text:span><text:span text:style-name="T1">Terry Fuller Petroleum Engineering Research Building Room 236</text:span><text:span text:style-name="T1"><text:line-break/></text:span><text:span text:style-name="T1">ekarit.panacharoensawad@ttu.edu</text:span><text:span text:style-name="T1"><text:line-break/></text:span><text:span text:style-name="T1">Copyleft: No rights reserved</text:span></text:p>
          </draw:text-box>
        </draw:frame>
        <draw:frame draw:style-name="gr1" draw:text-style-name="P4" draw:layer="layout" svg:width="26.162cm" svg:height="1.657cm" svg:x="0.919cm" svg:y="13.87cm">
          <draw:text-box>
            <text:p text:style-name="P3"><text:span text:style-name="T2">Cite as: Panacharoensawad, E. (2017) "Numerical application in petroleum engineering, Lesson </text:span><text:span text:style-name="T2">03: Data Visualization", presentation slide for Texas Tech PETR 5313 Fall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<text:s/>Data Visualization Guideline</text:p>
                  </text:list-item>
                  <text:list-item>
                    <text:p><text:s/>Programming (see ipynb)</text:p>
                    <text:list>
                      <text:list-item>
                        <text:p>Matplotlib</text:p>
                      </text:list-item>
                      <text:list-item>
                        <text:p>Scatter</text:p>
                      </text:list-item>
                      <text:list-item>
                        <text:p>Function plotting</text:p>
                      </text:list-item>
                      <text:list-item>
                        <text:p>Heat map plotting for f(x,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ata Visualization Guideline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Printing Friendly</text:p>
                <text:list>
                  <text:list-item>
                    <text:p><text:s/>White background </text:p>
                  </text:list-item>
                  <text:list-item>
                    <text:p><text:s/>Use least amount of ink</text:p>
                  </text:list-item>
                  <text:list-item>
                    <text:p><text:s/>Quickly convey message</text:p>
                  </text:list-item>
                  <text:list-item>
                    <text:p><text:s/>Don’t use any additional irrelevant graphic </text:p>
                    <text:list>
                      <text:list-item>
                        <text:p>This makes reader memorize the graph longer, but don’t use it in a scientific literature context</text:p>
                      </text:list-item>
                    </text:list>
                  </text:list-item>
                </text:list>
              </text:list-item>
              <text:list-item>
                <text:p>Clear &amp; not misleading</text:p>
                <text:list>
                  <text:list-item>
                    <text:p><text:s/>Large enough font size, axis name have unit</text:p>
                  </text:list-item>
                  <text:list-item>
                    <text:p><text:s/>Don’t use line for discrete data from measur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Programming Part: L03C01_DataVis.ipynb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Matplotlib</text:p>
                <text:list>
                  <text:list-item>
                    <text:p><text:s/>1 variable case</text:p>
                  </text:list-item>
                  <text:list-item>
                    <text:p><text:s/>2 variable case</text:p>
                  </text:list-item>
                </text:list>
              </text:list-item>
              <text:list-item>
                <text:p>Seaborn</text:p>
                <text:list>
                  <text:list-item>
                    <text:p><text:s/>Not cover (it is a quick way to plot graph when use with pandas DataFrame)</text:p>
                  </text:list-item>
                  <text:list-item>
                    <text:p><text:s/>See website for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Reference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Jake VanderPlas (2017) “Python Data Science Handbook”, O’Reilly, California, US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7-27T10:17:59.646956493</dc:date>
    <meta:editing-duration>PT22H44M5S</meta:editing-duration>
    <meta:editing-cycles>11</meta:editing-cycles>
    <meta:generator>LibreOffice/5.3.1.2$Linux_X86_64 LibreOffice_project/30m0$Build-2</meta:generator>
    <meta:document-statistic meta:object-count="40"/>
  </office:meta>
</office:document-meta>
</file>